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014cm" fo:margin-left="0cm" table:align="left" style:writing-mode="lr-tb"/>
    </style:style>
    <style:style style:name="Tabla1.A" style:family="table-column">
      <style:table-column-properties style:column-width="5.383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2.584cm"/>
    </style:style>
    <style:style style:name="Tabla1.D" style:family="table-column">
      <style:table-column-properties style:column-width="1.969cm"/>
    </style:style>
    <style:style style:name="Tabla1.E" style:family="table-column">
      <style:table-column-properties style:column-width="2.0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" style:family="paragraph" style:parent-style-name="Standard" style:list-style-name="L1"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paragraph-rsid="0007a20e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fo:font-weight="normal" officeooo:paragraph-rsid="0007a20e" style:font-size-asian="12pt" style:font-weight-asian="normal" style:font-size-complex="12pt" style:font-weight-complex="normal"/>
    </style:style>
    <style:style style:name="P1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07a20e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Arial" fo:font-size="12pt" officeooo:paragraph-rsid="0007a20e" style:font-size-asian="10.5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07a20e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normal" officeooo:rsid="005d9dd4" officeooo:paragraph-rsid="0007a20e" style:font-size-asian="12pt" style:font-weight-asian="normal" style:font-size-complex="12pt" style:font-weight-complex="normal"/>
    </style:style>
    <style:style style:name="P20" style:family="paragraph" style:parent-style-name="Text_20_body" style:list-style-name="L3">
      <style:paragraph-properties fo:margin-top="0cm" fo:margin-bottom="0.212cm" style:contextual-spacing="false" fo:text-align="start" style:justify-single-word="false"/>
      <style:text-properties officeooo:paragraph-rsid="0007a20e"/>
    </style:style>
    <style:style style:name="P21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07a20e"/>
    </style:style>
    <style:style style:name="P22" style:family="paragraph" style:parent-style-name="Text_20_body" style:list-style-name="L4">
      <style:paragraph-properties fo:margin-top="0cm" fo:margin-bottom="0.212cm" style:contextual-spacing="false" fo:text-align="start" style:justify-single-word="false"/>
      <style:text-properties officeooo:paragraph-rsid="0007a20e"/>
    </style:style>
    <style:style style:name="P23" style:family="paragraph" style:parent-style-name="Text_20_body" style:list-style-name="L5">
      <style:paragraph-properties fo:margin-top="0cm" fo:margin-bottom="0.212cm" style:contextual-spacing="false" fo:text-align="start" style:justify-single-word="false"/>
      <style:text-properties officeooo:paragraph-rsid="0007a20e"/>
    </style:style>
    <style:style style:name="P24" style:family="paragraph" style:parent-style-name="Text_20_body">
      <style:paragraph-properties fo:margin-left="1.249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italic" fo:font-weight="normal" officeooo:rsid="005d9dd4" officeooo:paragraph-rsid="0007a20e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able_20_Contents">
      <style:text-properties style:font-name="Arial" fo:font-size="10pt" style:font-size-asian="10pt" style:font-size-complex="10pt"/>
    </style:style>
    <style:style style:name="P26" style:family="paragraph" style:parent-style-name="Table_20_Contents">
      <style:text-properties style:font-name="Arial" fo:font-size="10pt" officeooo:paragraph-rsid="000765e1" style:font-size-asian="10pt" style:font-size-complex="10pt"/>
    </style:style>
    <style:style style:name="P27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style:text-underline-style="none" fo:font-weight="bold" style:font-weight-asian="bold" style:font-weight-complex="bold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2pt" style:font-size-asian="10.5pt" style:font-size-complex="12pt"/>
    </style:style>
    <style:style style:name="T10" style:family="text">
      <style:text-properties style:font-name="Arial" fo:font-size="12pt" officeooo:rsid="0007a20e" style:font-size-asian="10.5pt" style:font-size-complex="12pt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officeooo:rsid="000765e1"/>
    </style:style>
    <style:style style:name="T13" style:family="text">
      <style:text-properties officeooo:rsid="0007a20e"/>
    </style:style>
    <style:style style:name="T14" style:family="text">
      <style:text-properties officeooo:rsid="006a7a19"/>
    </style:style>
    <style:style style:name="T15" style:family="text">
      <style:text-properties fo:font-variant="normal" fo:text-transform="none" style:use-window-font-color="true" style:font-name="Arial" fo:font-size="12pt" fo:letter-spacing="normal" fo:font-style="normal" fo:font-weight="normal" officeooo:rsid="0007a20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GF. IES Haría</text:p>
      <text:p text:style-name="P1">UT1. Actividad 2</text:p>
      <text:p text:style-name="P2"/>
      <text:p text:style-name="P2"/>
      <text:p text:style-name="P2"/>
      <text:p text:style-name="P2"/>
      <text:p text:style-name="P2"/>
      <text:p text:style-name="P2"/>
      <text:p text:style-name="P3">Introducción a la seguridad informática</text:p>
      <text:p text:style-name="P3">Ejercicios</text:p>
      <text:p text:style-name="P2"/>
      <text:p text:style-name="P5"/>
      <text:p text:style-name="P6"/>
      <text:p text:style-name="P4"/>
      <text:p text:style-name="P4"/>
      <text:p text:style-name="P4"/>
      <text:h text:style-name="P27" text:outline-level="2">Ejercicios</text:h>
      <text:p text:style-name="P7"><text:span text:style-name="T13">1) </text:span>Como vimos en los apuntes de la unidad los principales objetivos de la seguridad informática son: </text:p>
      <text:list xml:id="list2813913258062770358" text:style-name="L1">
        <text:list-item>
          <text:p text:style-name="P10"><text:span text:style-name="T5">Confidencialidad</text:span><text:span text:style-name="T4">: consiste en la capacidad de garantizar que la información, almacenada en el sistema informático o emitida por la red, solamente va a estar disponible para aquellas personas autorizadas a acceder a dicha información, es decir, que si los contenidos cayesen en manos ajenas éstas no podían acceder a la información o a su interpretación. </text:span></text:p>
        </text:list-item>
        <text:list-item>
          <text:p text:style-name="P10"><text:span text:style-name="T6">Disponibilidad</text:span><text:span text:style-name="T4">: la capacidad de garantizar que tanto el sistema como los datos van a estar disponibles al usuario en todo momento. </text:span></text:p>
        </text:list-item>
        <text:list-item>
          <text:p text:style-name="P10"><text:span text:style-name="T5">Integridad</text:span><text:span text:style-name="T4">: capacidad de garantizar que los datos no han sido modificados desde su creación sin autorización. La información de que disponemos es válida y consistente. </text:span></text:p>
        </text:list-item>
        <text:list-item>
          <text:p text:style-name="P10"><text:span text:style-name="T5">No repudio</text:span><text:span text:style-name="T4">: garantizar en una comunicación tanto el emisor niegue haber remitido un mensaje (cuando realmente lo ha emitido) y que un receptor niegue su recepción (cuando realmente lo ha recibido). En el primer caso el no repudio se denomina en origen y en el segundo en destino </text:span><text:span text:style-name="T5">no repudio en origen</text:span><text:span text:style-name="T4"> y </text:span><text:span text:style-name="T5">no repudio en destino</text:span><text:span text:style-name="T4">. </text:span></text:p>
        </text:list-item>
      </text:list>
      <text:p text:style-name="P7"/>
      <text:p text:style-name="P8">Para conseguir los objetivos de seguridad se utilizan los siguientes mecanismos: </text:p>
      <text:list xml:id="list8315024445288593821" text:style-name="L2">
        <text:list-item>
          <text:p text:style-name="P15"><text:span text:style-name="T8">Autenticación</text:span><text:span text:style-name="T7">: permite identificar al emisor de un mensaje, al creador de un documento o al equipo que se conecta a una red o a un servicio. </text:span></text:p>
        </text:list-item>
        <text:list-item>
          <text:p text:style-name="P15"><text:span text:style-name="T8">Autorización</text:span><text:span text:style-name="T7">: controla el acceso de los usuarios a zonas restringidas.</text:span></text:p>
        </text:list-item>
        <text:list-item>
          <text:p text:style-name="P15"><text:span text:style-name="T8">Auditoría</text:span><text:span text:style-name="T7">: verificar el correcto funcionamiento de las políticas o medidas de seguridad. </text:span></text:p>
        </text:list-item>
        <text:list-item>
          <text:p text:style-name="P15"><text:span text:style-name="T8">Encriptación</text:span><text:span text:style-name="T7">: ocultar la información transmitida por la red o almacenada en los equipos, para que cualquier persona ajena no autorizada, sin algoritmo y clave de cifrado, puede acceder a los datos que se quieren proteger. </text:span></text:p>
        </text:list-item>
        <text:list-item>
          <text:p text:style-name="P15"><text:span text:style-name="T8">Realización de copia de seguridad e imágenes de respaldo</text:span><text:span text:style-name="T7">. </text:span></text:p>
        </text:list-item>
        <text:list-item>
          <text:p text:style-name="P15"><text:span text:style-name="T8">Antivirus</text:span><text:span text:style-name="T7">: programa que permite estar protegido contra las amenazas de los virus. </text:span></text:p>
        </text:list-item>
        <text:list-item>
          <text:p text:style-name="P15"><text:span text:style-name="T8">Cortafuegos</text:span><text:span text:style-name="T7">: programa que audita y evita los intentos de conexión no deseados en ambos sentidos, desde los equipo hacia la red y viceversa.</text:span></text:p>
        </text:list-item>
        <text:list-item>
          <text:p text:style-name="P15"><text:span text:style-name="T8">Servidores proxy</text:span><text:span text:style-name="T7">: consiste en ordenadores con software especial que hacen de intermediarios entre la red interna de una empresa y una red externa, como puede ser Internet. Estos servidores, entre otras acciones, auditan y autorizan los accesos de los usuarios a distintos tipos de servicios como el de ftp o el web. Además, suelen disponer de un caché de las páginas más visitadas, con lo que se aumenta la velocidad de acceso. </text:span></text:p>
        </text:list-item>
        <text:list-item>
          <text:p text:style-name="P15"><text:span text:style-name="T8">Utilización de firma electrónica o certificado digital</text:span><text:span text:style-name="T7">, son mecanismos que garantizan la identidad de una persona o entidad evitando el no repudio en las comunicaciones o en la firma de documentos. También se utiliza mucho hoy día para establecer comunicaciones seguras entre el pc del usuario y los servidores de internet como las páginas web de los bancos. </text:span></text:p>
        </text:list-item>
        <text:list-item>
          <text:p text:style-name="P15"><text:span text:style-name="T8">Conjunto de leyes</text:span><text:span text:style-name="T7"> encaminadas a la protección de datos personales que obligan a las empresas a asegurar su confidencialidad. </text:span></text:p>
        </text:list-item>
      </text:list>
      <text:p text:style-name="P8"/>
      <text:p text:style-name="P8">Asocia en una tabla los mecanismos con los objetivos de la seguridad informátic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6"><text:span text:style-name="T12">Confidencialidad</text:span></text:p>
          </table:table-cell>
          <table:table-cell table:style-name="Tabla1.A1" office:value-type="string">
            <text:p text:style-name="P26"><text:span text:style-name="T12">Disponibilidad</text:span></text:p>
          </table:table-cell>
          <table:table-cell table:style-name="Tabla1.A1" office:value-type="string">
            <text:p text:style-name="P26"><text:span text:style-name="T12">Integridad</text:span></text:p>
          </table:table-cell>
          <table:table-cell table:style-name="Tabla1.E1" office:value-type="string">
            <text:p text:style-name="P26"><text:span text:style-name="T12">No repudio</text:span></text:p>
          </table:table-cell>
        </table:table-row>
        <table:table-row>
          <table:table-cell table:style-name="Tabla1.A2" office:value-type="string">
            <text:p text:style-name="P26"><text:span text:style-name="T12">Autenticación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Autorización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Auditoría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Encriptación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Copias de seguridad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Antivirus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Cortafuegos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Proxy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Uso firma electrónica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2">Cjto leyes</text:span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</table:table>
      <text:p text:style-name="P8"/>
      <text:p text:style-name="P18"><text:span text:style-name="T10">2) Busca una de las últimas vulnerabilidades publicadas por Microsoft que afecte a uno de sus sistemas operativos. La vulnerabilidad la puedes buscar en la siguiente dirección: </text:span><text:a xlink:type="simple" xlink:href="http://technet.microsoft.com/es-es/security/bulletin/"><text:span text:style-name="T10">http://technet.microsoft.com/es-es/security/bulletin/</text:span></text:a></text:p>
      <text:p text:style-name="P17"><text:span text:style-name="T13">Realiza un informe con los siguientes puntos:</text:span></text:p>
      <text:p text:style-name="P17"><text:span text:style-name="T13">- Descripción de la vulnerabilidad.</text:span></text:p>
      <text:p text:style-name="P17"><text:span text:style-name="T13">- A qué software afecta.</text:span></text:p>
      <text:p text:style-name="P17"><text:span text:style-name="T13">- Qué clasificación le ha dado Microsoft.</text:span></text:p>
      <text:p text:style-name="P17"><text:span text:style-name="T13">- Qué impacto podría tener, si bajo tu punto de vista afecta a los sistemas que tenemos en clase o en tu casa.</text:span></text:p>
      <text:p text:style-name="P17"><text:span text:style-name="T13">- Qué medidas tenemos que tomar para corregir esta vulnerabilidad.</text:span></text:p>
      <text:p text:style-name="P11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4"><text:span text:style-name="T14"/></text:p>
          </table:table-cell>
        </table:table-row>
      </table:table>
      <text:p text:style-name="P19"><text:span text:style-name="T13"/></text:p>
      <text:p text:style-name="P19"><text:span text:style-name="T13">3) Ejemplo práctico de aplicación de la LOPD</text:span></text:p>
      <text:p text:style-name="P19"><text:span text:style-name="T13">La agencia de viajes SiTour ha decidido hacer una ficha a cada cliente que solicite información sobre algún viaje, con el objetivo de enviarle nuevas ofertas y promociones.</text:span></text:p>
      <text:p text:style-name="P19"><text:span text:style-name="T13">Vamos a describir el proceso que un técnico informático debe realizar para poder almacenar y gestionar dichos datos de acuerdo a la normativa vigente.</text:span></text:p>
      <text:p text:style-name="P19"><text:span text:style-name="T13">En primer lugar, según la LOPD se debe solicitar a la Agencia de Protección de Datos la creación de dicho fichero. En esta solicitud habrá que especificar:</text:span></text:p>
      <text:list xml:id="list6481817232128123962" text:style-name="L3">
        <text:list-item>
          <text:p text:style-name="P20"><text:span text:style-name="T15">Responsable del fichero: Agencia de viajes SiTour</text:span></text:p>
        </text:list-item>
        <text:list-item>
          <text:p text:style-name="P20"><text:span text:style-name="T15">Finalidad: El objetivo es comercial, enviar ofertas y promociones.</text:span></text:p>
        </text:list-item>
        <text:list-item>
          <text:p text:style-name="P20"><text:span text:style-name="T15">Tipo de datos de carácter personal que contiene: Nombre y apellidos, DNI, teléfono, direccion postal y email.</text:span></text:p>
        </text:list-item>
      </text:list>
      <text:p text:style-name="P21"><text:span text:style-name="T15">a) Dadas las características de los datos recopilados. Qué nivel han de tener las medidas de seguridad a tomar según la LOPD:</text:span></text:p>
      <text:p text:style-name="P11"><text:soft-page-break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<text:span text:style-name="T14"/></text:p>
          </table:table-cell>
        </table:table-row>
      </table:table>
      <text:p text:style-name="P21"><text:span text:style-name="T15"/></text:p>
      <text:p text:style-name="P19"><text:span text:style-name="T13">Los datos que se deseen almacenar en el fichero tendrán que ajustarse a los objetivos, es decir, no se puede solicitar al cliente sus ingresos anuales. </text:span></text:p>
      <text:p text:style-name="P19"><text:span text:style-name="T13">Estos datos solo podran ser utilizados para el objetivo para el que se han recogido y tendrán que ser cancelados una vez que no sean necesarios para este objetivo.</text:span></text:p>
      <text:p text:style-name="P19"><text:span text:style-name="T13">La Agencia de Protección de Datos se pronunciará sobre la solicitud en un plazo de un mes y si no se entenderá que el fichero se ha inscrito correctamente.</text:span></text:p>
      <text:p text:style-name="P19"><text:span text:style-name="T13">En el momento de la recogida de datos de carácter personal, hay que informar al cliente de:</text:span></text:p>
      <text:list xml:id="list3190692249094039113" text:style-name="L4">
        <text:list-item>
          <text:p text:style-name="P22"><text:span text:style-name="T15">La incorporacion de sus datos a un fichero de datos de carácter personal.</text:span></text:p>
        </text:list-item>
        <text:list-item>
          <text:p text:style-name="P22"><text:span text:style-name="T15">La finalidad de estos datos, que en este caso es el envio de ofertas y promociones.</text:span></text:p>
        </text:list-item>
        <text:list-item>
          <text:p text:style-name="P22"><text:span text:style-name="T15">De su derecho de acceso, rectificacion y cancelacion , asi como del procedimiento que el cliente debe seguir, y a donde debe dirigirse para ejercitar dicho derecho.</text:span></text:p>
        </text:list-item>
        <text:list-item>
          <text:p text:style-name="P22"><text:span text:style-name="T15">De la identidad y direccion del responsable del tratamiento de los datos.</text:span></text:p>
        </text:list-item>
      </text:list>
      <text:p text:style-name="P19"><text:span text:style-name="T13">Además, tanto la persona responsable del fichero como quienes intervengan sobre él tienen deber de secreto sobre los datos que contiene.</text:span></text:p>
      <text:p text:style-name="P24"><text:span text:style-name="T13">El documento informativo que se proporcionará a los clientes, de que la empresa guardará una copia firmada por éste, podria ser el siguiente:</text:span></text:p>
      <text:p text:style-name="P24"><text:span text:style-name="T13">En cumplimiento de lo establecido en la ley orgánica 15/1999 de Protección de Datos de Carácter Personal y en el Real Decreto 1720/2007, que aprueba su reglamento de desarrollo, los clientes quedan informados y prestan su consentimiento a la incorporacion de sus datos a los ficheros existentes en SiTour y al tratamiento de los mismos. Los datos personales seran tratados exclusivamente con ls finalidad de informar al cliente sobre nuevas ofertas y promociones. No se realizará ninguna cesión de estos datos. </text:span></text:p>
      <text:p text:style-name="P24"><text:span text:style-name="T13">Según lo dispuesto en la misma ley, los clientes tiene derecho a consultar, cmodificar o cancelar los datos proporcionados a SiTour, dirigiéndose al departamento de informática de SiTour.</text:span></text:p>
      <text:p text:style-name="P19"><text:span text:style-name="T13">b) Dadas las siguientes situaciones, identifica el tipo de infracción que SiTour está cometiendo. Para ello consulta el artículo 43 de la LOPD:</text:span></text:p>
      <text:list xml:id="list83659866663675657" text:style-name="L5">
        <text:list-item>
          <text:p text:style-name="P23"><text:soft-page-break/><text:span text:style-name="T15">SiTour realiza el envío de ofertas y promociones sin solicitar la creación del fichero de datos de sus clientes.</text:span>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<text:span text:style-name="T14"/></text:p>
          </table:table-cell>
        </table:table-row>
      </table:table>
      <text:p text:style-name="P21"><text:span text:style-name="T15"/></text:p>
      <text:list xml:id="list808073481" text:continue-numbering="true" text:style-name="L5">
        <text:list-item>
          <text:p text:style-name="P23"><text:span text:style-name="T15">SiTour no está realizando copias de seguridad del fichero de datos.</text:span>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<text:span text:style-name="T14"/></text:p>
          </table:table-cell>
        </table:table-row>
      </table:table>
      <text:p text:style-name="P21"><text:span text:style-name="T15"/></text:p>
      <text:list xml:id="list445546886" text:continue-numbering="true" text:style-name="L5">
        <text:list-item>
          <text:p text:style-name="P23"><text:span text:style-name="T15">SiTour realiza la recogida de datos a sus clientes sin informarles de la finalidad del fichero.</text:span></text:p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><text:span text:style-name="T14"/></text:p>
          </table:table-cell>
        </table:table-row>
      </table:table>
      <text:p text:style-name="P21"><text:span text:style-name="T15"/></text:p>
      <text:p text:style-name="P19"><text:span text:style-name="T13">c) Las infracciones de la actividad anterior tienen asignada una sanción económica recogida en el artículo 45 de la LOPD. Búscala e indica cual es en cada caso.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"><text:span text:style-name="T14"/></text:p>
          </table:table-cell>
        </table:table-row>
      </table:table>
      <text:p text:style-name="P19"><text:span text:style-name="T15"/></text:p>
      <text:p text:style-name="P19"><text:span text:style-name="T13">c) Supón que terminado el ciclo SMR, entras a formar parte del personal del departamento de informática de una empresa de nueva creación. Indica qué pasos deberás realizar, según la LOPD, en los siguientes supuestos:</text:span></text:p>
      <text:p text:style-name="P19"><text:span text:style-name="T13">La empresa es una empresa en Internet que se va a dedicar a vender productos informáticos. Los datos necesarios de los clientes son nombre, apellidos, correo electrónico, teléfono y dirección postal.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><text:span text:style-name="T14"/></text:p>
          </table:table-cell>
        </table:table-row>
      </table:table>
      <text:p text:style-name="P19"><text:span text:style-name="T15"/></text:p>
      <text:p text:style-name="P19"><text:span text:style-name="T13">La empresa es un buffet de abogados. Los datos necesarios son, además de los mencionados en el punto anterior, los siguientes: información sobre antecedentes penales de los clientes.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"><text:span text:style-name="T14"/></text:p>
          </table:table-cell>
        </table:table-row>
      </table:table>
      <text:p text:style-name="P19"><text:span text:style-name="T15"/></text:p>
      <text:p text:style-name="P19"><text:span text:style-name="T13">La empresa es un partido político. Los datos que es necesario almacenar de los afiliados a dicho partido son, además de los indicados en el primer punto, los siguientes: afiliación sindical.</text:span>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12"><text:span text:style-name="T14"/></text:p>
          </table:table-cell>
        </table:table-row>
      </table:table>
      <text:p text:style-name="P19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-UT2-A2. Introducción a la seguridad informática. </text:span><text:span text:style-name="MT2">Ejercicios</text:span><text:span text:style-name="MT3"><text:tab/></text:span><text:span text:style-name="MT3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3-09-27T06:23:59</dc:date>
    <meta:print-date>2006-01-25T11:56:00</meta:print-date>
    <meta:editing-cycles>27</meta:editing-cycles>
    <meta:editing-duration>P24DT25M7S</meta:editing-duration>
    <meta:generator>LibreOffice/4.0.2.2$Linux_x86 LibreOffice_project/400m0$Build-2</meta:generator>
    <dc:creator>ivan </dc:creator>
    <meta:document-statistic meta:table-count="10" meta:image-count="1" meta:object-count="0" meta:page-count="6" meta:paragraph-count="73" meta:word-count="1310" meta:character-count="8068" meta:non-whitespace-character-count="6786"/>
  </office:meta>
</office:document-meta>
</file>